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36" office:value-type="float" office:value="36" calcext:value-type="float">
            <text:p>36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237" office:value-type="float" office:value="237" calcext:value-type="float">
            <text:p>237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217" office:value-type="float" office:value="217" calcext:value-type="float">
            <text:p>21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7:23.364953481</meta:creation-date>
    <dc:date>2020-01-16T11:41:12.866339070</dc:date>
    <meta:editing-duration>PT2M9S</meta:editing-duration>
    <meta:editing-cycles>1</meta:editing-cycles>
    <meta:document-statistic meta:table-count="1" meta:cell-count="134" meta:object-count="0"/>
    <meta:generator>LibreOffice/6.0.7.3$Linux_X86_64 LibreOffice_project/00m0$Build-3</meta:generator>
  </office:meta>
</office:document-meta>
</file>